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9476" officeooo:paragraph-rsid="00149476"/>
    </style:style>
    <style:style style:name="P2" style:family="paragraph" style:parent-style-name="Standard">
      <style:paragraph-properties fo:text-align="start" style:justify-single-word="false"/>
      <style:text-properties officeooo:rsid="00149476" officeooo:paragraph-rsid="00149476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49476" officeooo:paragraph-rsid="0014947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officeooo:rsid="0015b422" officeooo:paragraph-rsid="0015b422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177d9c" officeooo:paragraph-rsid="0018f021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font-weight="normal" officeooo:rsid="00177d9c" officeooo:paragraph-rsid="0019d7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01b85e7" officeooo:paragraph-rsid="001b85e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1b85e7" officeooo:paragraph-rsid="001dd3f8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fo:text-align="start" style:justify-single-word="false"/>
      <style:text-properties fo:font-size="12pt" fo:font-weight="normal" officeooo:rsid="00149476" officeooo:paragraph-rsid="0015b422" style:font-size-asian="12pt" style:font-weight-asian="normal" style:font-size-complex="12pt" style:font-weight-complex="normal"/>
    </style:style>
    <style:style style:name="P10" style:family="paragraph" style:parent-style-name="Heading_20_1">
      <style:paragraph-properties fo:text-align="start" style:justify-single-word="false"/>
      <style:text-properties fo:font-size="12pt" fo:font-weight="normal" officeooo:rsid="0015b422" officeooo:paragraph-rsid="0015b422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text-align="start" style:justify-single-word="false"/>
      <style:text-properties fo:font-size="12pt" fo:font-weight="normal" officeooo:rsid="00177d9c" officeooo:paragraph-rsid="0018f021" style:font-size-asian="12pt" style:font-weight-asian="normal" style:font-size-complex="12pt" style:font-weight-complex="normal"/>
    </style:style>
    <style:style style:name="P12" style:family="paragraph" style:parent-style-name="Heading_20_1">
      <style:paragraph-properties fo:text-align="start" style:justify-single-word="false"/>
      <style:text-properties fo:font-size="12pt" fo:font-weight="normal" officeooo:rsid="00177d9c" officeooo:paragraph-rsid="0019d7cf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text-align="start" style:justify-single-word="false"/>
      <style:text-properties fo:font-size="12pt" fo:font-weight="normal" officeooo:rsid="001b85e7" officeooo:paragraph-rsid="001b85e7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text-align="start" style:justify-single-word="false"/>
      <style:text-properties fo:font-size="12pt" fo:font-weight="normal" officeooo:rsid="001b85e7" officeooo:paragraph-rsid="001bde2a" style:font-size-asian="12pt" style:font-weight-asian="normal" style:font-size-complex="12pt" style:font-weight-complex="normal"/>
    </style:style>
    <style:style style:name="P15" style:family="paragraph" style:parent-style-name="Heading_20_1">
      <style:paragraph-properties fo:text-align="start" style:justify-single-word="false"/>
      <style:text-properties fo:font-size="12pt" fo:font-weight="normal" officeooo:rsid="001b85e7" officeooo:paragraph-rsid="001dd3f8" style:font-size-asian="12pt" style:font-weight-asian="normal" style:font-size-complex="12pt" style:font-weight-complex="normal"/>
    </style:style>
    <style:style style:name="T1" style:family="text">
      <style:text-properties officeooo:rsid="0015b422"/>
    </style:style>
    <style:style style:name="T2" style:family="text">
      <style:text-properties officeooo:rsid="0018f021"/>
    </style:style>
    <style:style style:name="T3" style:family="text">
      <style:text-properties officeooo:rsid="0019d7cf"/>
    </style:style>
    <style:style style:name="T4" style:family="text">
      <style:text-properties officeooo:rsid="001bde2a"/>
    </style:style>
    <style:style style:name="T5" style:family="text">
      <style:text-properties officeooo:rsid="001dd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ion légale</text:p>
      <text:p text:style-name="P1"/>
      <text:p text:style-name="P3"/>
      <text:h text:style-name="P9" text:outline-level="1">Risk Star Wars : <text:a xlink:type="simple" xlink:href="https://images.king-jouet.com/6/GU225227_6.jpg" text:style-name="Internet_20_link" text:visited-style-name="Visited_20_Internet_20_Link"><text:span text:style-name="T1">https://images.king-jouet.com/6/GU225227_6.jpg</text:span></text:a></text:h>
      <text:h text:style-name="P10" text:outline-level="1">SmallWorld : <text:a xlink:type="simple" xlink:href="https://images.king-jouet.com/6/GU134763_6.jpg" text:style-name="Internet_20_link" text:visited-style-name="Visited_20_Internet_20_Link">https://images.king-jouet.com/6/GU134763_6.jpg</text:a></text:h>
      <text:h text:style-name="P10" text:outline-level="1">Les Aventuriers du rail : <text:a xlink:type="simple" xlink:href="https://images.king-jouet.com/6/GU87242_6.jpg" text:style-name="Internet_20_link" text:visited-style-name="Visited_20_Internet_20_Link">https://images.king-jouet.com/6/GU87242_6.jpg</text:a></text:h>
      <text:h text:style-name="P10" text:outline-level="1">Trivial Poursuit Master : <text:s/><text:a xlink:type="simple" xlink:href="https://images.king-jouet.com/6/GU149142_6.jpg" text:style-name="Internet_20_link" text:visited-style-name="Visited_20_Internet_20_Link">https://images.king-jouet.com/6/GU149142_6.jpg</text:a></text:h>
      <text:p text:style-name="P5">Panic vision : <text:a xlink:type="simple" xlink:href="https://images.king-jouet.com/6/GU712022_6.jpg" text:style-name="Internet_20_link" text:visited-style-name="Visited_20_Internet_20_Link"><text:span text:style-name="T2">https://images.king-jouet.com/6/GU712022_6.jpg</text:span></text:a></text:p>
      <text:h text:style-name="P11" text:outline-level="1">Coffret de magie de luxe et DV<text:span text:style-name="T2">D: </text:span><text:a xlink:type="simple" xlink:href="https://images.king-jouet.com/6/GU165912_6.jpg" text:style-name="Internet_20_link" text:visited-style-name="Visited_20_Internet_20_Link"><text:span text:style-name="T2">https://images.king-jouet.com/6/GU165912_6.jpg</text:span></text:a></text:h>
      <text:h text:style-name="P11" text:outline-level="1">Money drop premium : <text:a xlink:type="simple" xlink:href="https://images.king-jouet.com/6/GU180254_6.jpg" text:style-name="Internet_20_link" text:visited-style-name="Visited_20_Internet_20_Link"><text:span text:style-name="T2">https://images.king-jouet.com/6/GU180254_6.jpg</text:span></text:a></text:h>
      <text:h text:style-name="P11" text:outline-level="1">Jeu spy code : <text:a xlink:type="simple" xlink:href="https://images.king-jouet.com/6/GU242073_6.jpg" text:style-name="Internet_20_link" text:visited-style-name="Visited_20_Internet_20_Link"><text:span text:style-name="T2">https://images.king-jouet.com/6/GU242073_6.jpg</text:span></text:a></text:h>
      <text:h text:style-name="P12" text:outline-level="1">Mysterium : <text:a xlink:type="simple" xlink:href="https://images.king-jouet.com/6/GU241721_6.jpg" text:style-name="Internet_20_link" text:visited-style-name="Visited_20_Internet_20_Link"><text:span text:style-name="T3">https://images.king-jouet.com/6/GU241721_6.jpg</text:span></text:a></text:h>
      <text:h text:style-name="P12" text:outline-level="1">Scrabble Classique : <text:a xlink:type="simple" xlink:href="https://images.king-jouet.com/6/GU03025_6.jpg" text:style-name="Internet_20_link" text:visited-style-name="Visited_20_Internet_20_Link"><text:span text:style-name="T3">https://images.king-jouet.com/6/GU03025_6.jpg</text:span></text:a></text:h>
      <text:p text:style-name="P7">The island : <text:a xlink:type="simple" xlink:href="https://images.king-jouet.com/6/GU191490_6.jpg" text:style-name="Internet_20_link" text:visited-style-name="Visited_20_Internet_20_Link">https://images.king-jouet.com/6/GU191490_6.jpg</text:a></text:p>
      <text:h text:style-name="P13" text:outline-level="1">Dooble challenge des marques : <text:a xlink:type="simple" xlink:href="https://images.king-jouet.com/6/GU712340_6.jpg" text:style-name="Internet_20_link" text:visited-style-name="Visited_20_Internet_20_Link">https://images.king-jouet.com/6/GU712340_6.jpg</text:a></text:h>
      <text:p text:style-name="P7">Déblock : <text:a xlink:type="simple" xlink:href="https://images.king-jouet.com/6/GU720412_6.jpg" text:style-name="Internet_20_link" text:visited-style-name="Visited_20_Internet_20_Link">https://images.king-jouet.com/6/GU720412_6.jpg</text:a>*</text:p>
      <text:h text:style-name="P14" text:outline-level="1">Speedy Doc Eléctronique : <text:a xlink:type="simple" xlink:href="https://images.king-jouet.com/6/GU242096_6.jpg" text:style-name="Internet_20_link" text:visited-style-name="Visited_20_Internet_20_Link"><text:span text:style-name="T4">https://images.king-jouet.com/6/GU242096_6.jpg</text:span></text:a></text:h>
      <text:h text:style-name="P15" text:outline-level="1">Fox Trott : <text:a xlink:type="simple" xlink:href="https://images.king-jouet.com/6/GU210315_6.jpg" text:style-name="Internet_20_link" text:visited-style-name="Visited_20_Internet_20_Link"><text:span text:style-name="T5">https://images.king-jouet.com/6/GU210315_6.jpg</text:span></text:a></text:h>
      <text:p text:style-name="P8"/>
      <text:p text:style-name="P7"/>
      <text:p text:style-name="P6"/>
      <text:p text:style-name="P6"/>
      <text:p text:style-name="P5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53:19.912832623</meta:creation-date>
    <dc:date>2018-01-08T16:08:42.449271676</dc:date>
    <meta:editing-duration>PT3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2" meta:character-count="995" meta:non-whitespace-character-count="938"/>
  </office:meta>
</office:document-meta>
</file>